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.999cm" svg:height="8.999cm" svg:x="9.059cm" svg:y="0.1cm">
            <draw:object draw:notify-on-update-of-ranges="Data.D3:Data.D7 Data.A1:Data.A1 Data.A3:Data.A7 Data.D10:Data.D10 Data.D12:Data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5.997cm" svg:height="9.005cm" svg:x="25.047cm" svg:y="0.106cm">
            <draw:object draw:notify-on-update-of-ranges="Data.D2:Data.D7 Data.A1:Data.A1 Data.A2:Data.A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9.123cm" svg:y="9.429cm">
            <draw:object draw:notify-on-update-of-ranges="Data.D3:Data.D7 Data.C1:Data.C1 Data.C3:Data.C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CK Freq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Adj Period</text:p>
          </table:table-cell>
          <table:table-cell office:value-type="string" calcext:value-type="string">
            <text:p>Divider</text:p>
          </table:table-cell>
        </table:table-row>
        <table:table-row table:style-name="ro1">
          <table:table-cell office:value-type="float" office:value="1951961" calcext:value-type="float">
            <text:p>1951961</text:p>
          </table:table-cell>
          <table:table-cell table:number-columns-repeated="2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84484" calcext:value-type="float">
            <text:p>1384484</text:p>
          </table:table-cell>
          <table:table-cell table:style-name="ce1" table:formula="of:=1/[.A3]" office:value-type="float" office:value="0.00000072229075958985" calcext:value-type="float">
            <text:p>0.000000722</text:p>
          </table:table-cell>
          <table:table-cell table:style-name="ce1" table:formula="of:=[.B3]-[.$B$3]" office:value-type="float" office:value="0" calcext:value-type="float">
            <text:p>0.0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788" calcext:value-type="float">
            <text:p>827788</text:p>
          </table:table-cell>
          <table:table-cell table:style-name="ce1" table:formula="of:=1/[.A4]" office:value-type="float" office:value="0.00000120803877321247" calcext:value-type="float">
            <text:p>0.000001208</text:p>
          </table:table-cell>
          <table:table-cell table:style-name="ce1" table:formula="of:=[.B4]-[.$B$3]" office:value-type="float" office:value="0.00000048574801362261" calcext:value-type="float">
            <text:p>0.000000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783" calcext:value-type="float">
            <text:p>611783</text:p>
          </table:table-cell>
          <table:table-cell table:style-name="ce1" table:formula="of:=1/[.A5]" office:value-type="float" office:value="0.0000016345665047901" calcext:value-type="float">
            <text:p>0.000001635</text:p>
          </table:table-cell>
          <table:table-cell table:style-name="ce1" table:formula="of:=[.B5]-[.$B$3]" office:value-type="float" office:value="0.00000091227574520024" calcext:value-type="float">
            <text:p>0.000000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1095" calcext:value-type="float">
            <text:p>491095</text:p>
          </table:table-cell>
          <table:table-cell table:style-name="ce1" table:formula="of:=1/[.A6]" office:value-type="float" office:value="0.00000203626589560065" calcext:value-type="float">
            <text:p>0.000002036</text:p>
          </table:table-cell>
          <table:table-cell table:style-name="ce1" table:formula="of:=[.B6]-[.$B$3]" office:value-type="float" office:value="0.00000131397513601079" calcext:value-type="float">
            <text:p>0.0000013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3414" calcext:value-type="float">
            <text:p>413414</text:p>
          </table:table-cell>
          <table:table-cell table:style-name="ce1" table:formula="of:=1/[.A7]" office:value-type="float" office:value="0.00000241888276642784" calcext:value-type="float">
            <text:p>0.000002419</text:p>
          </table:table-cell>
          <table:table-cell table:style-name="ce1" table:formula="of:=[.B7]-[.$B$3]" office:value-type="float" office:value="0.00000169659200683799" calcext:value-type="float">
            <text:p>0.0000016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PU Freq</text:p>
          </table:table-cell>
          <table:table-cell office:value-type="string" calcext:value-type="string">
            <text:p>Div Factor</text:p>
          </table:table-cell>
          <table:table-cell table:number-columns-repeated="2"/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table:formula="of:=INT([$'Divider Regression'.B28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 Divider</text:p>
          </table:table-cell>
          <table:table-cell office:value-type="string" calcext:value-type="string">
            <text:p>Adj factor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Calc Freq</text:p>
          </table:table-cell>
        </table:table-row>
        <table:table-row table:style-name="ro1">
          <table:table-cell table:formula="of:=INT([.$A$9]/[.A2])" office:value-type="float" office:value="36" calcext:value-type="float">
            <text:p>36</text:p>
          </table:table-cell>
          <table:table-cell table:number-columns-repeated="2"/>
          <table:table-cell table:formula="of:=INT([.A9]/[.A11])" office:value-type="float" office:value="2000000" calcext:value-type="float">
            <text:p>2000000</text:p>
          </table:table-cell>
        </table:table-row>
        <table:table-row table:style-name="ro1">
          <table:table-cell table:formula="of:=INT([.$A$9]/[.A3])" office:value-type="float" office:value="52" calcext:value-type="float">
            <text:p>52</text:p>
          </table:table-cell>
          <table:table-cell table:formula="of:=[.A12]-[.$A$12]" office:value-type="float" office:value="0" calcext:value-type="float">
            <text:p>0</text:p>
          </table:table-cell>
          <table:table-cell table:formula="of:=INT(([.A12]-52)/[.$B$9])" office:value-type="float" office:value="0" calcext:value-type="float">
            <text:p>0</text:p>
          </table:table-cell>
          <table:table-cell table:formula="of:=INT([.$A$9]/(([.C12]*31)+52))" office:value-type="float" office:value="1384615" calcext:value-type="float">
            <text:p>1384615</text:p>
          </table:table-cell>
        </table:table-row>
        <table:table-row table:style-name="ro1">
          <table:table-cell table:formula="of:=INT([.$A$9]/[.A4])" office:value-type="float" office:value="86" calcext:value-type="float">
            <text:p>86</text:p>
          </table:table-cell>
          <table:table-cell table:formula="of:=[.A13]-[.$A$12]" office:value-type="float" office:value="34" calcext:value-type="float">
            <text:p>34</text:p>
          </table:table-cell>
          <table:table-cell table:formula="of:=INT(([.A13]-52)/[.$B$9])" office:value-type="float" office:value="1" calcext:value-type="float">
            <text:p>1</text:p>
          </table:table-cell>
          <table:table-cell table:formula="of:=INT([.$A$9]/(([.C13]*31)+52))" office:value-type="float" office:value="867469" calcext:value-type="float">
            <text:p>867469</text:p>
          </table:table-cell>
        </table:table-row>
        <table:table-row table:style-name="ro1">
          <table:table-cell table:formula="of:=INT([.$A$9]/[.A5])" office:value-type="float" office:value="117" calcext:value-type="float">
            <text:p>117</text:p>
          </table:table-cell>
          <table:table-cell table:formula="of:=[.A14]-[.$A$12]" office:value-type="float" office:value="65" calcext:value-type="float">
            <text:p>65</text:p>
          </table:table-cell>
          <table:table-cell table:formula="of:=INT(([.A14]-52)/[.$B$9])" office:value-type="float" office:value="2" calcext:value-type="float">
            <text:p>2</text:p>
          </table:table-cell>
          <table:table-cell table:formula="of:=INT([.$A$9]/(([.C14]*31)+52))" office:value-type="float" office:value="631578" calcext:value-type="float">
            <text:p>631578</text:p>
          </table:table-cell>
        </table:table-row>
        <table:table-row table:style-name="ro1">
          <table:table-cell table:formula="of:=INT([.$A$9]/[.A6])" office:value-type="float" office:value="146" calcext:value-type="float">
            <text:p>146</text:p>
          </table:table-cell>
          <table:table-cell table:formula="of:=[.A15]-[.$A$12]" office:value-type="float" office:value="94" calcext:value-type="float">
            <text:p>94</text:p>
          </table:table-cell>
          <table:table-cell table:formula="of:=INT(([.A15]-52)/[.$B$9])" office:value-type="float" office:value="3" calcext:value-type="float">
            <text:p>3</text:p>
          </table:table-cell>
          <table:table-cell table:formula="of:=INT([.$A$9]/(([.C15]*31)+52))" office:value-type="float" office:value="496551" calcext:value-type="float">
            <text:p>496551</text:p>
          </table:table-cell>
        </table:table-row>
        <table:table-row table:style-name="ro1">
          <table:table-cell table:formula="of:=INT([.$A$9]/[.A7])" office:value-type="float" office:value="174" calcext:value-type="float">
            <text:p>174</text:p>
          </table:table-cell>
          <table:table-cell table:formula="of:=[.A16]-[.$A$12]" office:value-type="float" office:value="122" calcext:value-type="float">
            <text:p>122</text:p>
          </table:table-cell>
          <table:table-cell table:formula="of:=INT(([.A16]-52)/[.$B$9])" office:value-type="float" office:value="4" calcext:value-type="float">
            <text:p>4</text:p>
          </table:table-cell>
          <table:table-cell table:formula="of:=INT([.$A$9]/(([.C16]*31)+52))" office:value-type="float" office:value="409090" calcext:value-type="float">
            <text:p>409090</text:p>
          </table:table-cell>
        </table:table-row>
      </table:table>
      <table:table table:name="Period Regression" table:style-name="ta1">
        <table:shapes>
          <draw:frame draw:z-index="0" draw:style-name="gr2" draw:text-style-name="P2" svg:width="15.997cm" svg:height="9.004cm" svg:x="18.64cm" svg:y="0cm">
            <draw:object draw:notify-on-update-of-ranges="'Period Regression'.A31:'Period Regression'.A35 'Period Regression'.B30:'Period Regression'.B30 'Period Regression'.B31:'Period Regression'.B35 'Period Regression'.C30:'Period Regression'.C30 'Period Regression'.C31:'Period Regression'.C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number-matrix-columns-spanned="2" table:number-matrix-rows-spanned="5" table:formula="of:=LINEST([$Data.$C$3:$Data.$C$7] ; [$Data.$D$3:$Data.$D$7] ; 1 ; 1)" office:value-type="float" office:value="0.00000042214111360642" calcext:value-type="float">
            <text:p>4.22141113606416E-07</text:p>
          </table:table-cell>
          <table:table-cell office:value-type="float" office:value="0.00000003743595312149" calcext:value-type="float">
            <text:p>3.7435953121494E-08</text:p>
          </table:table-cell>
          <table:table-cell table:number-columns-repeated="5"/>
        </table:table-row>
        <table:table-row table:style-name="ro1">
          <table:table-cell office:value-type="float" office:value="0.00000001152868612212" calcext:value-type="float">
            <text:p>1.1528686122121E-08</text:p>
          </table:table-cell>
          <table:table-cell office:value-type="float" office:value="0.0000000282393984039" calcext:value-type="float">
            <text:p>2.82393984039023E-08</text:p>
          </table:table-cell>
          <table:table-cell table:number-columns-repeated="5"/>
        </table:table-row>
        <table:table-row table:style-name="ro1">
          <table:table-cell office:value-type="float" office:value="0.997767482209634" calcext:value-type="float">
            <text:p>0.997767482209634</text:p>
          </table:table-cell>
          <table:table-cell office:value-type="float" office:value="0.00000003645690657508" calcext:value-type="float">
            <text:p>3.64569065750766E-08</text:p>
          </table:table-cell>
          <table:table-cell table:number-columns-repeated="5"/>
        </table:table-row>
        <table:table-row table:style-name="ro1">
          <table:table-cell office:value-type="float" office:value="1340.77428612015" calcext:value-type="float">
            <text:p>1340.774286120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0000000000017820312" calcext:value-type="float">
            <text:p>1.78203119796865E-12</text:p>
          </table:table-cell>
          <table:table-cell office:value-type="float" office:value="3.98731811107159E-015" calcext:value-type="float">
            <text:p>3.98731811107159E-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^2</text:p>
          </table:table-cell>
          <table:table-cell table:formula="of:=[$'Period Regression'.$A$7]" office:value-type="float" office:value="0.997767482209634" calcext:value-type="float">
            <text:p>0.997767482209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[$'Period Regression'.$B$7]" office:value-type="float" office:value="0.00000003645690657508" calcext:value-type="float">
            <text:p>3.64569065750766E-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 of x-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usted R^2</text:p>
          </table:table-cell>
          <table:table-cell table:formula="of:=1 - (1 - [$'Period Regression'.$A$7])*([$'Period Regression'.$B$15] - 1)/([$'Period Regression'.$B$15] - [$'Period Regression'.$B$14] - 1)" office:value-type="float" office:value="0.997023309612845" calcext:value-type="float">
            <text:p>0.99702330961284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string" calcext:value-type="string">
            <text:p>Regression</text:p>
          </table:table-cell>
          <table:table-cell table:formula="of:=[$'Period Regression'.$B$14]" office:value-type="float" office:value="1" calcext:value-type="float">
            <text:p>1</text:p>
          </table:table-cell>
          <table:table-cell table:formula="of:=[$'Period Regression'.$A$9]" office:value-type="float" office:value="0.0000000000017820312" calcext:value-type="float">
            <text:p>1.78203119796865E-12</text:p>
          </table:table-cell>
          <table:table-cell table:formula="of:=[$'Period Regression'.$A$9] / [$'Period Regression'.$B$20]" office:value-type="float" office:value="0.0000000000017820312" calcext:value-type="float">
            <text:p>1.78203119796865E-12</text:p>
          </table:table-cell>
          <table:table-cell table:formula="of:=[$'Period Regression'.$A$8]" office:value-type="float" office:value="1340.77428612015" calcext:value-type="float">
            <text:p>1340.77428612015</text:p>
          </table:table-cell>
          <table:table-cell table:formula="of:=LEGACY.FDIST([$'Period Regression'.$A$8] ; [$'Period Regression'.$B$20] ; [$'Period Regression'.$B$8])" office:value-type="float" office:value="0.0000447994186470705" calcext:value-type="float">
            <text:p>4.47994186470705E-05</text:p>
          </table:table-cell>
          <table:table-cell/>
        </table:table-row>
        <table:table-row table:style-name="ro1">
          <table:table-cell office:value-type="string" calcext:value-type="string">
            <text:p>Residual</text:p>
          </table:table-cell>
          <table:table-cell table:formula="of:=[$'Period Regression'.$B$8]" office:value-type="float" office:value="3" calcext:value-type="float">
            <text:p>3</text:p>
          </table:table-cell>
          <table:table-cell table:formula="of:=[$'Period Regression'.$B$9]" office:value-type="float" office:value="3.98731811107159E-015" calcext:value-type="float">
            <text:p>3.98731811107159E-15</text:p>
          </table:table-cell>
          <table:table-cell table:formula="of:=[$'Period Regression'.$B$9] / [$'Period Regression'.$B$8]" office:value-type="float" office:value="1.32910603702386E-015" calcext:value-type="float">
            <text:p>1.32910603702386E-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[$'Period Regression'.$B$20] + [$'Period Regression'.$B$8]" office:value-type="float" office:value="4" calcext:value-type="float">
            <text:p>4</text:p>
          </table:table-cell>
          <table:table-cell table:formula="of:=[$'Period Regression'.$A$9] + [$'Period Regression'.$B$9]" office:value-type="float" office:value="0.00000000000178601852" calcext:value-type="float">
            <text:p>1.78601851607972E-1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$'Period Regression'.$B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$'Period Regression'.$B$24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formula="of:=&quot;Intercept&quot;" office:value-type="string" office:string-value="Intercept" calcext:value-type="string">
            <text:p>Intercept</text:p>
          </table:table-cell>
          <table:table-cell table:style-name="ce1" table:number-matrix-columns-spanned="1" table:number-matrix-rows-spanned="2" table:formula="of:=INDEX([$'Period Regression'.$A$5:$'Period Regression'.$B$5]; 1 ; ROW([$'Period Regression'.$B$28])+1 - ROW())" office:value-type="float" office:value="0.00000003743595312149" calcext:value-type="float">
            <text:p>0.000000037</text:p>
          </table:table-cell>
          <table:table-cell table:style-name="ce1" table:number-matrix-columns-spanned="1" table:number-matrix-rows-spanned="2" table:formula="of:=INDEX([$'Period Regression'.$A$6:$'Period Regression'.$B$6]; 1 ; ROW([$'Period Regression'.$C$28])+1 - ROW())" office:value-type="float" office:value="0.0000000282393984039" calcext:value-type="float">
            <text:p>0.000000028</text:p>
          </table:table-cell>
          <table:table-cell table:number-matrix-columns-spanned="1" table:number-matrix-rows-spanned="2" table:formula="of:=[$'Period Regression'.$B$27:$'Period Regression'.$B$28] / [$'Period Regression'.$C$27:$'Period Regression'.$C$28]" office:value-type="float" office:value="1.32566397435439" calcext:value-type="float">
            <text:p>1.32566397435439</text:p>
          </table:table-cell>
          <table:table-cell table:style-name="ce1" table:number-matrix-columns-spanned="1" table:number-matrix-rows-spanned="2" table:formula="of:=LEGACY.TDIST(ABS([$'Period Regression'.$D$27:$'Period Regression'.$D$28]) ; [$'Period Regression'.$B$8] ; 2 )" office:value-type="float" office:value="0.276857328189371" calcext:value-type="float">
            <text:p>0.276857328</text:p>
          </table:table-cell>
          <table:table-cell table:style-name="ce1" table:number-matrix-columns-spanned="1" table:number-matrix-rows-spanned="2" table:formula="of:=[$'Period Regression'.$B$27:$'Period Regression'.$B$28] - [$'Period Regression'.$C$27:$'Period Regression'.$C$28] * TINV(1 - [$'Period Regression'.$B$24] ; [$'Period Regression'.$B$8])" office:value-type="float" office:value="-0.00000005243441599244" calcext:value-type="float">
            <text:p>-0.000000052</text:p>
          </table:table-cell>
          <table:table-cell table:style-name="ce1" table:number-matrix-columns-spanned="1" table:number-matrix-rows-spanned="2" table:formula="of:=[$'Period Regression'.$B$27:$'Period Regression'.$B$28] + [$'Period Regression'.$C$27:$'Period Regression'.$C$28] * TINV(1 - [$'Period Regression'.$B$24] ; [$'Period Regression'.$B$8])" office:value-type="float" office:value="0.00000012730632223543" calcext:value-type="float">
            <text:p>0.000000127</text:p>
          </table:table-cell>
        </table:table-row>
        <table:table-row table:style-name="ro1">
          <table:table-cell table:formula="of:=&quot;X1&quot;" office:value-type="string" office:string-value="X1" calcext:value-type="string">
            <text:p>X1</text:p>
          </table:table-cell>
          <table:table-cell table:style-name="ce1" office:value-type="float" office:value="0.00000042214111360642" calcext:value-type="float">
            <text:p>0.000000422</text:p>
          </table:table-cell>
          <table:table-cell table:style-name="ce1" office:value-type="float" office:value="0.00000001152868612212" calcext:value-type="float">
            <text:p>0.000000012</text:p>
          </table:table-cell>
          <table:table-cell office:value-type="float" office:value="36.6165848505858" calcext:value-type="float">
            <text:p>36.6165848505858</text:p>
          </table:table-cell>
          <table:table-cell table:style-name="ce1" office:value-type="float" office:value="0.0000447994186470705" calcext:value-type="float">
            <text:p>0.000044799</text:p>
          </table:table-cell>
          <table:table-cell table:style-name="ce1" office:value-type="float" office:value="0.0000003854516890523" calcext:value-type="float">
            <text:p>0.000000385</text:p>
          </table:table-cell>
          <table:table-cell table:style-name="ce1" office:value-type="float" office:value="0.00000045883053816054" calcext:value-type="float">
            <text:p>0.0000004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matrix-columns-spanned="1" table:number-matrix-rows-spanned="5" table:formula="of:=[$Data.$D$3:$Data.$D$7]" office:value-type="float" office:value="0" calcext:value-type="float">
            <text:p>0</text:p>
          </table:table-cell>
          <table:table-cell table:style-name="ce1" table:number-matrix-columns-spanned="1" table:number-matrix-rows-spanned="5" table:formula="of:=MMULT([$'Period Regression'.$A$31:$'Period Regression'.$A$35] ; [$'Period Regression'.$B$28]) + [$'Period Regression'.$B$27]" office:value-type="float" office:value="0.00000003743595312149" calcext:value-type="float">
            <text:p>0.000000037</text:p>
          </table:table-cell>
          <table:table-cell table:style-name="ce1" table:number-matrix-columns-spanned="1" table:number-matrix-rows-spanned="5" table:formula="of:=[$Data.$C$3:$Data.$C$7]" office:value-type="float" office:value="0" calcext:value-type="float">
            <text:p>0.000000000</text:p>
          </table:table-cell>
          <table:table-cell table:style-name="ce1" table:number-matrix-columns-spanned="1" table:number-matrix-rows-spanned="5" table:formula="of:=[$'Period Regression'.$C$31:$'Period Regression'.$C$35] - [$'Period Regression'.$B$31:$'Period Regression'.$B$35]" office:value-type="float" office:value="-0.00000003743595312149" calcext:value-type="float">
            <text:p>-0.000000037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45957706672791" calcext:value-type="float">
            <text:p>0.000000460</text:p>
          </table:table-cell>
          <table:table-cell table:style-name="ce1" office:value-type="float" office:value="0.00000048574801362261" calcext:value-type="float">
            <text:p>0.000000486</text:p>
          </table:table-cell>
          <table:table-cell table:style-name="ce1" office:value-type="float" office:value="0.0000000261709468947" calcext:value-type="float">
            <text:p>0.000000026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0088171818033433" calcext:value-type="float">
            <text:p>0.000000882</text:p>
          </table:table-cell>
          <table:table-cell table:style-name="ce1" office:value-type="float" office:value="0.00000091227574520024" calcext:value-type="float">
            <text:p>0.000000912</text:p>
          </table:table-cell>
          <table:table-cell table:style-name="ce1" office:value-type="float" office:value="0.00000003055756486591" calcext:value-type="float">
            <text:p>0.000000031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0000130385929394074" calcext:value-type="float">
            <text:p>0.000001304</text:p>
          </table:table-cell>
          <table:table-cell table:style-name="ce1" office:value-type="float" office:value="0.00000131397513601079" calcext:value-type="float">
            <text:p>0.000001314</text:p>
          </table:table-cell>
          <table:table-cell table:style-name="ce1" office:value-type="float" office:value="0.00000001011584207005" calcext:value-type="float">
            <text:p>0.000000010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00172600040754716" calcext:value-type="float">
            <text:p>0.000001726</text:p>
          </table:table-cell>
          <table:table-cell table:style-name="ce1" office:value-type="float" office:value="0.00000169659200683799" calcext:value-type="float">
            <text:p>0.000001697</text:p>
          </table:table-cell>
          <table:table-cell table:style-name="ce1" office:value-type="float" office:value="-0.00000002940840070917" calcext:value-type="float">
            <text:p>-0.000000029</text:p>
          </table:table-cell>
          <table:table-cell/>
          <table:table-cell table:style-name="ce1" table:number-columns-repeated="2"/>
        </table:table-row>
      </table:table>
      <table:table table:name="Divider Regression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pan text:style-name="T1">Regression</text:span></text:p>
          </table:table-cell>
          <table:table-cell table:number-columns-repeated="6"/>
          <table:table-cell>
            <draw:frame draw:z-index="0" draw:style-name="gr2" draw:text-style-name="P2" svg:width="15.997cm" svg:height="9.004cm" svg:x="0.03cm" svg:y="0cm">
              <draw:object draw:notify-on-update-of-ranges="'Divider Regression'.A31:'Divider Regression'.A35 'Divider Regression'.B30:'Divider Regression'.B30 'Divider Regression'.B31:'Divider Regression'.B35 'Divider Regression'.C30:'Divider Regression'.C30 'Divider Regression'.C31:'Divider Regression'.C3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NEST raw output</text:p>
          </table:table-cell>
          <table:table-cell table:number-columns-repeated="7"/>
        </table:table-row>
        <table:table-row table:style-name="ro1">
          <table:table-cell table:number-matrix-columns-spanned="2" table:number-matrix-rows-spanned="5" table:formula="of:=LINEST([$Data.$B$12:$Data.$B$16] ; [$Data.$D$3:$Data.$D$7] ; 1 ; 1)" office:value-type="float" office:value="30.4" calcext:value-type="float">
            <text:p>30.4</text:p>
          </table:table-cell>
          <table:table-cell office:value-type="float" office:value="2.2" calcext:value-type="float">
            <text:p>2.2</text:p>
          </table:table-cell>
          <table:table-cell table:number-columns-repeated="6"/>
        </table:table-row>
        <table:table-row table:style-name="ro1">
          <table:table-cell office:value-type="float" office:value="0.692820323027551" calcext:value-type="float">
            <text:p>0.692820323027551</text:p>
          </table:table-cell>
          <table:table-cell office:value-type="float" office:value="1.69705627484771" calcext:value-type="float">
            <text:p>1.69705627484771</text:p>
          </table:table-cell>
          <table:table-cell table:number-columns-repeated="6"/>
        </table:table-row>
        <table:table-row table:style-name="ro1">
          <table:table-cell office:value-type="float" office:value="0.998444252376837" calcext:value-type="float">
            <text:p>0.998444252376837</text:p>
          </table:table-cell>
          <table:table-cell office:value-type="float" office:value="2.19089023002066" calcext:value-type="float">
            <text:p>2.19089023002066</text:p>
          </table:table-cell>
          <table:table-cell table:number-columns-repeated="6"/>
        </table:table-row>
        <table:table-row table:style-name="ro1">
          <table:table-cell office:value-type="float" office:value="1925.33333333333" calcext:value-type="float">
            <text:p>1925.3333333333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9241.6" calcext:value-type="float">
            <text:p>9241.6</text:p>
          </table:table-cell>
          <table:table-cell office:value-type="float" office:value="14.4" calcext:value-type="float">
            <text:p>14.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gression Statistic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^2</text:p>
          </table:table-cell>
          <table:table-cell table:formula="of:=[$'Divider Regression'.$A$7]" office:value-type="float" office:value="0.998444252376837" calcext:value-type="float">
            <text:p>0.9984442523768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[$'Divider Regression'.$B$7]" office:value-type="float" office:value="2.19089023002066" calcext:value-type="float">
            <text:p>2.190890230020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t of x-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justed R^2</text:p>
          </table:table-cell>
          <table:table-cell table:formula="of:=1 - (1 - [$'Divider Regression'.$A$7])*([$'Divider Regression'.$B$15] - 1)/([$'Divider Regression'.$B$15] - [$'Divider Regression'.$B$14] - 1)" office:value-type="float" office:value="0.997925669835782" calcext:value-type="float">
            <text:p>0.99792566983578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alysis of Variance (ANOVA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ression</text:p>
          </table:table-cell>
          <table:table-cell table:formula="of:=[$'Divider Regression'.$B$14]" office:value-type="float" office:value="1" calcext:value-type="float">
            <text:p>1</text:p>
          </table:table-cell>
          <table:table-cell table:formula="of:=[$'Divider Regression'.$A$9]" office:value-type="float" office:value="9241.6" calcext:value-type="float">
            <text:p>9241.6</text:p>
          </table:table-cell>
          <table:table-cell table:formula="of:=[$'Divider Regression'.$A$9] / [$'Divider Regression'.$B$20]" office:value-type="float" office:value="9241.6" calcext:value-type="float">
            <text:p>9241.6</text:p>
          </table:table-cell>
          <table:table-cell table:formula="of:=[$'Divider Regression'.$A$8]" office:value-type="float" office:value="1925.33333333333" calcext:value-type="float">
            <text:p>1925.33333333333</text:p>
          </table:table-cell>
          <table:table-cell table:formula="of:=LEGACY.FDIST([$'Divider Regression'.$A$8] ; [$'Divider Regression'.$B$20] ; [$'Divider Regression'.$B$8])" office:value-type="float" office:value="0.0000260555593383048" calcext:value-type="float">
            <text:p>2.6055559338304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dual</text:p>
          </table:table-cell>
          <table:table-cell table:formula="of:=[$'Divider Regression'.$B$8]" office:value-type="float" office:value="3" calcext:value-type="float">
            <text:p>3</text:p>
          </table:table-cell>
          <table:table-cell table:formula="of:=[$'Divider Regression'.$B$9]" office:value-type="float" office:value="14.4" calcext:value-type="float">
            <text:p>14.4</text:p>
          </table:table-cell>
          <table:table-cell table:formula="of:=[$'Divider Regression'.$B$9] / [$'Divider Regression'.$B$8]"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$'Divider Regression'.$B$20] + [$'Divider Regression'.$B$8]" office:value-type="float" office:value="4" calcext:value-type="float">
            <text:p>4</text:p>
          </table:table-cell>
          <table:table-cell table:formula="of:=[$'Divider Regression'.$A$9] + [$'Divider Regression'.$B$9]" office:value-type="float" office:value="9256" calcext:value-type="float">
            <text:p>925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$'Divider Regression'.$B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$'Divider Regression'.$B$24] * 100) ; &quot;%&quot;)" office:value-type="string" office:string-value="Upper 95%" calcext:value-type="string">
            <text:p>Upper 95%</text:p>
          </table:table-cell>
          <table:table-cell/>
        </table:table-row>
        <table:table-row table:style-name="ro1"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$'Divider Regression'.$A$5:$'Divider Regression'.$B$5]; 1 ; ROW([$'Divider Regression'.$B$28])+1 - ROW())" office:value-type="float" office:value="2.2" calcext:value-type="float">
            <text:p>2.2</text:p>
          </table:table-cell>
          <table:table-cell table:number-matrix-columns-spanned="1" table:number-matrix-rows-spanned="2" table:formula="of:=INDEX([$'Divider Regression'.$A$6:$'Divider Regression'.$B$6]; 1 ; ROW([$'Divider Regression'.$C$28])+1 - ROW())" office:value-type="float" office:value="1.69705627484771" calcext:value-type="float">
            <text:p>1.69705627484771</text:p>
          </table:table-cell>
          <table:table-cell table:number-matrix-columns-spanned="1" table:number-matrix-rows-spanned="2" table:formula="of:=[$'Divider Regression'.$B$27:$'Divider Regression'.$B$28] / [$'Divider Regression'.$C$27:$'Divider Regression'.$C$28]" office:value-type="float" office:value="1.29636243217534" calcext:value-type="float">
            <text:p>1.29636243217534</text:p>
          </table:table-cell>
          <table:table-cell table:number-matrix-columns-spanned="1" table:number-matrix-rows-spanned="2" table:formula="of:=LEGACY.TDIST(ABS([$'Divider Regression'.$D$27:$'Divider Regression'.$D$28]) ; [$'Divider Regression'.$B$8] ; 2 )" office:value-type="float" office:value="0.285563818441641" calcext:value-type="float">
            <text:p>0.285563818441641</text:p>
          </table:table-cell>
          <table:table-cell table:number-matrix-columns-spanned="1" table:number-matrix-rows-spanned="2" table:formula="of:=[$'Divider Regression'.$B$27:$'Divider Regression'.$B$28] - [$'Divider Regression'.$C$27:$'Divider Regression'.$C$28] * TINV(1 - [$'Divider Regression'.$B$24] ; [$'Divider Regression'.$B$8])" office:value-type="float" office:value="-3.20079047174764" calcext:value-type="float">
            <text:p>-3.20079047174764</text:p>
          </table:table-cell>
          <table:table-cell table:number-matrix-columns-spanned="1" table:number-matrix-rows-spanned="2" table:formula="of:=[$'Divider Regression'.$B$27:$'Divider Regression'.$B$28] + [$'Divider Regression'.$C$27:$'Divider Regression'.$C$28] * TINV(1 - [$'Divider Regression'.$B$24] ; [$'Divider Regression'.$B$8])" office:value-type="float" office:value="7.60079047174764" calcext:value-type="float">
            <text:p>7.60079047174764</text:p>
          </table:table-cell>
          <table:table-cell/>
        </table:table-row>
        <table:table-row table:style-name="ro1">
          <table:table-cell table:formula="of:=&quot;X1&quot;" office:value-type="string" office:string-value="X1" calcext:value-type="string">
            <text:p>X1</text:p>
          </table:table-cell>
          <table:table-cell office:value-type="float" office:value="30.4" calcext:value-type="float">
            <text:p>30.4</text:p>
          </table:table-cell>
          <table:table-cell office:value-type="float" office:value="0.692820323027551" calcext:value-type="float">
            <text:p>0.692820323027551</text:p>
          </table:table-cell>
          <table:table-cell office:value-type="float" office:value="43.8786204584116" calcext:value-type="float">
            <text:p>43.8786204584116</text:p>
          </table:table-cell>
          <table:table-cell office:value-type="float" office:value="0.0000260555593383048" calcext:value-type="float">
            <text:p>2.60555593383048E-05</text:p>
          </table:table-cell>
          <table:table-cell office:value-type="float" office:value="28.1951365227555" calcext:value-type="float">
            <text:p>28.1951365227555</text:p>
          </table:table-cell>
          <table:table-cell office:value-type="float" office:value="32.6048634772445" calcext:value-type="float">
            <text:p>32.604863477244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/>
          <table:table-cell table:style-name="ce1" office:value-type="string" calcext:value-type="string">
            <text:p>Div factor</text:p>
          </table:table-cell>
          <table:table-cell table:style-name="ce1" office:value-type="string" calcext:value-type="string">
            <text:p>Result Freq</text:p>
          </table:table-cell>
          <table:table-cell/>
        </table:table-row>
        <table:table-row table:style-name="ro1">
          <table:table-cell table:number-matrix-columns-spanned="1" table:number-matrix-rows-spanned="5" table:formula="of:=[$Data.$D$3:$Data.$D$7]" office:value-type="float" office:value="0" calcext:value-type="float">
            <text:p>0</text:p>
          </table:table-cell>
          <table:table-cell table:number-matrix-columns-spanned="1" table:number-matrix-rows-spanned="5" table:formula="of:=MMULT([$'Divider Regression'.$A$31:$'Divider Regression'.$A$35] ; [$'Divider Regression'.$B$28]) + [$'Divider Regression'.$B$27]" office:value-type="float" office:value="2.2" calcext:value-type="float">
            <text:p>2.2</text:p>
          </table:table-cell>
          <table:table-cell table:number-matrix-columns-spanned="1" table:number-matrix-rows-spanned="5" table:formula="of:=[$Data.$B$12:$Data.$B$16]" office:value-type="float" office:value="0" calcext:value-type="float">
            <text:p>0</text:p>
          </table:table-cell>
          <table:table-cell table:number-matrix-columns-spanned="1" table:number-matrix-rows-spanned="5" table:formula="of:=[$'Divider Regression'.$C$31:$'Divider Regression'.$C$35] - [$'Divider Regression'.$B$31:$'Divider Regression'.$B$35]" office:value-type="float" office:value="-2.2" calcext:value-type="float">
            <text:p>-2.2</text:p>
          </table:table-cell>
          <table:table-cell/>
          <table:table-cell table:formula="of:=[.B31]+[$Data.$A$12]" office:value-type="float" office:value="54.2" calcext:value-type="float">
            <text:p>54.2</text:p>
          </table:table-cell>
          <table:table-cell table:style-name="ce2" table:formula="of:=INT([$Data.$A$9]/[.F31])" office:value-type="float" office:value="1328413" calcext:value-type="float">
            <text:p>13284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6" calcext:value-type="float">
            <text:p>32.6</text:p>
          </table:table-cell>
          <table:table-cell office:value-type="float" office:value="34" calcext:value-type="float">
            <text:p>34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B32]+[$Data.$A$12]" office:value-type="float" office:value="84.6" calcext:value-type="float">
            <text:p>84.6</text:p>
          </table:table-cell>
          <table:table-cell table:style-name="ce2" table:formula="of:=INT([$Data.$A$9]/[.F32])" office:value-type="float" office:value="851063" calcext:value-type="float">
            <text:p>8510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3]+[$Data.$A$12]" office:value-type="float" office:value="115" calcext:value-type="float">
            <text:p>115</text:p>
          </table:table-cell>
          <table:table-cell table:style-name="ce2" table:formula="of:=INT([$Data.$A$9]/[.F33])" office:value-type="float" office:value="626086" calcext:value-type="float">
            <text:p>6260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.4" calcext:value-type="float">
            <text:p>93.4</text:p>
          </table:table-cell>
          <table:table-cell office:value-type="float" office:value="94" calcext:value-type="float">
            <text:p>94</text:p>
          </table:table-cell>
          <table:table-cell office:value-type="float" office:value="0.600000000000009" calcext:value-type="float">
            <text:p>0.600000000000009</text:p>
          </table:table-cell>
          <table:table-cell/>
          <table:table-cell table:formula="of:=[.B34]+[$Data.$A$12]" office:value-type="float" office:value="145.4" calcext:value-type="float">
            <text:p>145.4</text:p>
          </table:table-cell>
          <table:table-cell table:style-name="ce2" table:formula="of:=INT([$Data.$A$9]/[.F34])" office:value-type="float" office:value="495185" calcext:value-type="float">
            <text:p>49518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.8" calcext:value-type="float">
            <text:p>123.8</text:p>
          </table:table-cell>
          <table:table-cell office:value-type="float" office:value="122" calcext:value-type="float">
            <text:p>122</text:p>
          </table:table-cell>
          <table:table-cell office:value-type="float" office:value="-1.8" calcext:value-type="float">
            <text:p>-1.8</text:p>
          </table:table-cell>
          <table:table-cell/>
          <table:table-cell table:formula="of:=[.B35]+[$Data.$A$12]" office:value-type="float" office:value="175.8" calcext:value-type="float">
            <text:p>175.8</text:p>
          </table:table-cell>
          <table:table-cell table:style-name="ce2" table:formula="of:=INT([$Data.$A$9]/[.F35])" office:value-type="float" office:value="409556" calcext:value-type="float">
            <text:p>4095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03:23:16.018940994</meta:creation-date>
    <meta:editing-duration>PT2H45M49S</meta:editing-duration>
    <meta:editing-cycles>31</meta:editing-cycles>
    <meta:generator>LibreOffice/7.4.5.1$Linux_X86_64 LibreOffice_project/40$Build-1</meta:generator>
    <dc:date>2023-07-09T00:53:23.531576038</dc:date>
    <meta:document-statistic meta:table-count="3" meta:cell-count="248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5.384cm" svg:y="8.401cm" style:legend-expansion="wide" chart:style-name="ch2"/>
        <chart:plot-area chart:style-name="ch3" table:cell-range-address="Data.D3:Data.D7 Data.A1:Data.A1 Data.A3:Data.A7 Data.D10:Data.D10 Data.D12:Data.D16" chart:data-source-has-labels="both" svg:x="0.32cm" svg:y="0.18cm" svg:width="15.36cm" svg:height="7.857cm">
          <chart:coordinate-region svg:x="1.867cm" svg:y="0.379cm" svg:width="13.72cm" svg:height="7.011cm"/>
          <chart:axis chart:dimension="x" chart:name="primary-x" chart:style-name="ch4" chartooo:axis-type="text">
            <chart:categories table:cell-range-address="Data.D3:Data.D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A3:Data.A7" chart:label-cell-address="Data.A1:Data.A1" chart:class="chart:line">
            <chart:data-point chart:repeated="5"/>
          </chart:series>
          <chart:series chart:style-name="ch7" chart:values-cell-range-address="Data.D12:Data.D16" chart:label-cell-address="Data.D10:Data.D1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K Freq</text:p>
                <draw:g>
                  <svg:desc>Data.A1:Data.A1</svg:desc>
                </draw:g>
              </table:table-cell>
              <table:table-cell office:value-type="string">
                <text:p>Calc Freq</text:p>
                <draw:g>
                  <svg:desc>Data.D10:Data.D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D3:Data.D7</svg:desc>
                </draw:g>
              </table:table-cell>
              <table:table-cell office:value-type="float" office:value="1384484">
                <text:p>1384484</text:p>
                <draw:g>
                  <svg:desc>Data.A3:Data.A7</svg:desc>
                </draw:g>
              </table:table-cell>
              <table:table-cell office:value-type="float" office:value="1384615">
                <text:p>1384615</text:p>
                <draw:g>
                  <svg:desc>Data.D12:Data.D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7788">
                <text:p>827788</text:p>
              </table:table-cell>
              <table:table-cell office:value-type="float" office:value="867469">
                <text:p>8674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11783">
                <text:p>611783</text:p>
              </table:table-cell>
              <table:table-cell office:value-type="float" office:value="631578">
                <text:p>6315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1095">
                <text:p>491095</text:p>
              </table:table-cell>
              <table:table-cell office:value-type="float" office:value="496551">
                <text:p>4965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3414">
                <text:p>413414</text:p>
              </table:table-cell>
              <table:table-cell office:value-type="float" office:value="409090">
                <text:p>4090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bottom" svg:x="6.691cm" svg:y="8.407cm" style:legend-expansion="wide" chart:style-name="ch2"/>
        <chart:plot-area chart:style-name="ch3" table:cell-range-address="Data.D2:Data.D7 Data.A1:Data.A7" chart:data-source-has-labels="both" svg:x="0.319cm" svg:y="0.18cm" svg:width="15.36cm" svg:height="7.863cm">
          <chart:coordinate-region svg:x="1.866cm" svg:y="0.379cm" svg:width="13.719cm" svg:height="7.017cm"/>
          <chart:axis chart:dimension="x" chart:name="primary-x" chart:style-name="ch4" chartooo:axis-type="text">
            <chart:categories table:cell-range-address="Data.D2:Data.D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A2:Data.A7" chart:label-cell-address="Data.A1:Data.A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K Freq</text:p>
                <draw:g>
                  <svg:desc>Data.A1:Data.A1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Data.D2:Data.D7</svg:desc>
                </draw:g>
              </table:table-cell>
              <table:table-cell office:value-type="float" office:value="1951961">
                <text:p>1951961</text:p>
                <draw:g>
                  <svg:desc>Data.A2:Data.A7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384484">
                <text:p>138448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7788">
                <text:p>82778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11783">
                <text:p>6117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1095">
                <text:p>4910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3414">
                <text:p>4134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bottom" svg:x="6.638cm" svg:y="8.407cm" style:legend-expansion="wide" chart:style-name="ch2"/>
        <chart:plot-area chart:style-name="ch3" table:cell-range-address="Data.C3:Data.D7 Data.C1:Data.C1" chart:data-source-has-labels="both" svg:x="0.319cm" svg:y="0.18cm" svg:width="15.36cm" svg:height="7.863cm">
          <chart:coordinate-region svg:x="2.528cm" svg:y="0.379cm" svg:width="13.057cm" svg:height="7.017cm"/>
          <chart:axis chart:dimension="x" chart:name="primary-x" chart:style-name="ch4" chartooo:axis-type="text">
            <chart:categories table:cell-range-address="Data.D3:Data.D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C3:Data.C7" chart:label-cell-address="Data.C1:Data.C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j Period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D3:Data.D7</svg:desc>
                </draw:g>
              </table:table-cell>
              <table:table-cell office:value-type="float" office:value="0">
                <text:p>0</text:p>
                <draw:g>
                  <svg:desc>Data.C3:Data.C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048574801362261">
                <text:p>0.000000485748013622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91227574520024">
                <text:p>0.000000912275745200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131397513601079">
                <text:p>0.000001313975136010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169659200683799">
                <text:p>0.000001696592006837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908cm" svg:y="3.954cm" style:legend-expansion="high" chart:style-name="ch2"/>
        <chart:plot-area chart:style-name="ch3" table:cell-range-address="'Period Regression'.A30:'Period Regression'.C35" chart:data-source-has-labels="both" svg:x="0.319cm" svg:y="0.18cm" svg:width="12.27cm" svg:height="8.645cm">
          <chart:coordinate-region svg:x="2.528cm" svg:y="0.379cm" svg:width="9.967cm" svg:height="7.799cm"/>
          <chart:axis chart:dimension="x" chart:name="primary-x" chart:style-name="ch4" chartooo:axis-type="auto">
            <chartooo:date-scale/>
            <chart:categories table:cell-range-address="'Period Regression'.A31:'Period Regression'.A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eriod Regression'.B31:'Period Regression'.B35" chart:label-cell-address="'Period Regression'.B30:'Period Regression'.B30" chart:class="chart:line">
            <chart:data-point chart:repeated="5"/>
          </chart:series>
          <chart:series chart:style-name="ch7" chart:values-cell-range-address="'Period Regression'.C31:'Period Regression'.C35" chart:label-cell-address="'Period Regression'.C30:'Period Regression'.C3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y</text:p>
                <draw:g>
                  <svg:desc>'Period Regression'.B30:'Period Regression'.B30</svg:desc>
                </draw:g>
              </table:table-cell>
              <table:table-cell office:value-type="string">
                <text:p>Y</text:p>
                <draw:g>
                  <svg:desc>'Period Regression'.C30:'Period Regression'.C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eriod Regression'.A31:'Period Regression'.A35</svg:desc>
                </draw:g>
              </table:table-cell>
              <table:table-cell office:value-type="float" office:value="0.00000003743595312149">
                <text:p>0.00000003743595312149</text:p>
                <draw:g>
                  <svg:desc>'Period Regression'.B31:'Period Regression'.B35</svg:desc>
                </draw:g>
              </table:table-cell>
              <table:table-cell office:value-type="float" office:value="0">
                <text:p>0</text:p>
                <draw:g>
                  <svg:desc>'Period Regression'.C31:'Period Regression'.C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045957706672791">
                <text:p>0.00000045957706672791</text:p>
              </table:table-cell>
              <table:table-cell office:value-type="float" office:value="0.00000048574801362261">
                <text:p>0.000000485748013622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88171818033433">
                <text:p>0.00000088171818033433</text:p>
              </table:table-cell>
              <table:table-cell office:value-type="float" office:value="0.00000091227574520024">
                <text:p>0.000000912275745200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130385929394074">
                <text:p>0.00000130385929394074</text:p>
              </table:table-cell>
              <table:table-cell office:value-type="float" office:value="0.00000131397513601079">
                <text:p>0.000001313975136010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172600040754716">
                <text:p>0.00000172600040754716</text:p>
              </table:table-cell>
              <table:table-cell office:value-type="float" office:value="0.00000169659200683799">
                <text:p>0.000001696592006837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908cm" svg:y="3.954cm" style:legend-expansion="high" chart:style-name="ch2"/>
        <chart:plot-area chart:style-name="ch3" table:cell-range-address="'Divider Regression'.A30:'Divider Regression'.C35" chart:data-source-has-labels="both" svg:x="0.319cm" svg:y="0.18cm" svg:width="12.27cm" svg:height="8.645cm">
          <chart:coordinate-region svg:x="1.126cm" svg:y="0.38cm" svg:width="11.369cm" svg:height="7.798cm"/>
          <chart:axis chart:dimension="x" chart:name="primary-x" chart:style-name="ch4" chartooo:axis-type="auto">
            <chartooo:date-scale/>
            <chart:categories table:cell-range-address="'Divider Regression'.A31:'Divider Regression'.A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ivider Regression'.B31:'Divider Regression'.B35" chart:label-cell-address="'Divider Regression'.B30:'Divider Regression'.B30" chart:class="chart:line">
            <chart:data-point chart:repeated="5"/>
          </chart:series>
          <chart:series chart:style-name="ch7" chart:values-cell-range-address="'Divider Regression'.C31:'Divider Regression'.C35" chart:label-cell-address="'Divider Regression'.C30:'Divider Regression'.C3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y</text:p>
                <draw:g>
                  <svg:desc>'Divider Regression'.B30:'Divider Regression'.B30</svg:desc>
                </draw:g>
              </table:table-cell>
              <table:table-cell office:value-type="string">
                <text:p>Y</text:p>
                <draw:g>
                  <svg:desc>'Divider Regression'.C30:'Divider Regression'.C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ivider Regression'.A31:'Divider Regression'.A35</svg:desc>
                </draw:g>
              </table:table-cell>
              <table:table-cell office:value-type="float" office:value="2.2">
                <text:p>2.2</text:p>
                <draw:g>
                  <svg:desc>'Divider Regression'.B31:'Divider Regression'.B35</svg:desc>
                </draw:g>
              </table:table-cell>
              <table:table-cell office:value-type="float" office:value="0">
                <text:p>0</text:p>
                <draw:g>
                  <svg:desc>'Divider Regression'.C31:'Divider Regression'.C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2.6">
                <text:p>32.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3.4">
                <text:p>93.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3.8">
                <text:p>123.8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